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02da"/>
    </style:style>
    <style:style style:name="P2" style:family="paragraph" style:parent-style-name="Standard">
      <style:text-properties officeooo:rsid="001b02da" officeooo:paragraph-rsid="001b02da"/>
    </style:style>
    <style:style style:name="P3" style:family="paragraph" style:parent-style-name="Standard">
      <style:text-properties officeooo:rsid="001b02da" officeooo:paragraph-rsid="001b888f"/>
    </style:style>
    <style:style style:name="P4" style:family="paragraph" style:parent-style-name="Standard">
      <style:text-properties officeooo:rsid="001b888f" officeooo:paragraph-rsid="001b888f"/>
    </style:style>
    <style:style style:name="P5" style:family="paragraph" style:parent-style-name="Standard">
      <style:text-properties officeooo:paragraph-rsid="001b888f"/>
    </style:style>
    <style:style style:name="P6" style:family="paragraph" style:parent-style-name="Standard">
      <style:text-properties officeooo:paragraph-rsid="001b98ee"/>
    </style:style>
    <style:style style:name="P7" style:family="paragraph" style:parent-style-name="Standard">
      <style:text-properties officeooo:rsid="001b98ee" officeooo:paragraph-rsid="001b98ee"/>
    </style:style>
    <style:style style:name="P8" style:family="paragraph" style:parent-style-name="Standard">
      <style:text-properties officeooo:paragraph-rsid="001b98ee"/>
    </style:style>
    <style:style style:name="P9" style:family="paragraph" style:parent-style-name="Standard">
      <style:text-properties officeooo:paragraph-rsid="001d7c23"/>
    </style:style>
    <style:style style:name="T1" style:family="text">
      <style:text-properties officeooo:rsid="001b02da"/>
    </style:style>
    <style:style style:name="T2" style:family="text">
      <style:text-properties officeooo:rsid="001b888f"/>
    </style:style>
    <style:style style:name="T3" style:family="text">
      <style:text-properties officeooo:rsid="001b98ee"/>
    </style:style>
    <style:style style:name="T4" style:family="text">
      <style:text-properties style:font-name="Calibri" fo:font-size="11pt" fo:language="en" fo:country="none" style:font-size-asian="11pt"/>
    </style:style>
    <style:style style:name="T5" style:family="text">
      <style:text-properties style:font-name="Calibri" fo:font-size="11pt" fo:language="en" fo:country="none" officeooo:rsid="001d7c23" style:font-size-asian="11pt"/>
    </style:style>
    <style:style style:name="T6" style:family="text">
      <style:text-properties officeooo:rsid="001d7c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Create the collection CampKerala.</text:p>
      <text:p text:style-name="Standard"><text:s text:c="9"/></text:p>
      <text:p text:style-name="P1"><text:s text:c="10"/><text:span text:style-name="T1">db.createCollection('kerala');</text:span></text:p>
      <text:p text:style-name="P1"><text:span text:style-name="T1">2.</text:span>Use InsertMany() for inserting documents into CampKerala</text:p>
      <text:p text:style-name="P1"><text:s text:c="8"/><text:span text:style-name="T1">/* 1 */</text:span></text:p>
      <text:p text:style-name="P2">{</text:p>
      <text:p text:style-name="P2"><text:s text:c="4"/>"_id" : ObjectId("5bf7c501d4ecfdcc8de9686e"),</text:p>
      <text:p text:style-name="P2"><text:s text:c="4"/>"NameOfDistrict" : "Thrissur",</text:p>
      <text:p text:style-name="P2"><text:s text:c="4"/>"CampName" : "UPSAzhikode",</text:p>
      <text:p text:style-name="P2"><text:s text:c="4"/>"VillageName" : "Azeekode",</text:p>
      <text:p text:style-name="P2"><text:s text:c="4"/>"CampInCharge" : "Kishore",</text:p>
      <text:p text:style-name="P2"><text:s text:c="4"/>"TotalInmates" : 110.0</text:p>
      <text:p text:style-name="P2">}</text:p>
      <text:p text:style-name="P2"/>
      <text:p text:style-name="P2">/* 2 */</text:p>
      <text:p text:style-name="P2">{</text:p>
      <text:p text:style-name="P2"><text:s text:c="4"/>"_id" : ObjectId("5bf7cbd6e18c2aa779802538"),</text:p>
      <text:p text:style-name="P2"><text:s text:c="4"/>"NameOfDistrict" : "Thrissur",</text:p>
      <text:p text:style-name="P2"><text:s text:c="4"/>"CampName" : "Labour School",</text:p>
      <text:p text:style-name="P2"><text:s text:c="4"/>"VillageName" : "pullut",</text:p>
      <text:p text:style-name="P2"><text:s text:c="4"/>"CampInCharge" : "sym",</text:p>
      <text:p text:style-name="P2"><text:s text:c="4"/>"TotalInmates" : 367</text:p>
      <text:p text:style-name="P2">}</text:p>
      <text:p text:style-name="P2"/>
      <text:p text:style-name="P2">/* 3 */</text:p>
      <text:p text:style-name="P2">{</text:p>
      <text:p text:style-name="P2"><text:s text:c="4"/>"_id" : ObjectId("5bf7cd33e18c2aa779802556"),</text:p>
      <text:p text:style-name="P2"><text:s text:c="4"/>"NameOfDistrict" : "Thrissur",</text:p>
      <text:p text:style-name="P2"><text:s text:c="4"/>"CampName" : "Vidhyartha Dayani",</text:p>
      <text:p text:style-name="P2"><text:s text:c="4"/>"VillageName" : "Methala",</text:p>
      <text:p text:style-name="P2"><text:s text:c="4"/>"CampInCharge" : "john",</text:p>
      <text:p text:style-name="P2"><text:s text:c="4"/>"TotalInmates" : 1550</text:p>
      <text:p text:style-name="P2">}</text:p>
      <text:p text:style-name="P2"/>
      <text:p text:style-name="P2">/* 4 */</text:p>
      <text:p text:style-name="P2">{</text:p>
      <text:p text:style-name="P2"><text:s text:c="4"/>"_id" : ObjectId("5bf7cd33e18c2aa779802558"),</text:p>
      <text:p text:style-name="P2"><text:s text:c="4"/>"NameOfDistrict" : "Thrissur",</text:p>
      <text:p text:style-name="P2"><text:s text:c="4"/>"CampName" : "AmbookkanLPS",</text:p>
      <text:p text:style-name="P2"><text:s text:c="4"/>"VillageName" : "poyya",</text:p>
      <text:p text:style-name="P2"><text:s text:c="4"/>"CampInCharge" : "john",</text:p>
      <text:p text:style-name="P2"><text:s text:c="4"/>"TotalInmates" : 244</text:p>
      <text:p text:style-name="P2">}</text:p>
      <text:p text:style-name="P2"/>
      <text:p text:style-name="P2">/* 5 */</text:p>
      <text:p text:style-name="P2">{</text:p>
      <text:p text:style-name="P2"><text:s text:c="4"/>"_id" : ObjectId("5bf7cd33e18c2aa77980255a"),</text:p>
      <text:p text:style-name="P2"><text:s text:c="4"/>"NameOfDistrict" : "Kollam",</text:p>
      <text:p text:style-name="P2"><text:s text:c="4"/>"CampName" : "Aryankavu",</text:p>
      <text:p text:style-name="P2"><text:soft-page-break/><text:s text:c="4"/>"VillageName" : "Aryankavu",</text:p>
      <text:p text:style-name="P2"><text:s text:c="4"/>"CampInCharge" : "Manilal",</text:p>
      <text:p text:style-name="P2"><text:s text:c="4"/>"TotalInmates" : 20</text:p>
      <text:p text:style-name="P2">}</text:p>
      <text:p text:style-name="P2"/>
      <text:p text:style-name="P2">/* 6 */</text:p>
      <text:p text:style-name="P2">{</text:p>
      <text:p text:style-name="P2"><text:s text:c="4"/>"_id" : ObjectId("5bf7cd33e18c2aa77980255c"),</text:p>
      <text:p text:style-name="P2"><text:s text:c="4"/>"NameOfDistrict" : "Kollam",</text:p>
      <text:p text:style-name="P2"><text:s text:c="4"/>"CampName" : "NandukunnuLPS",</text:p>
      <text:p text:style-name="P2"><text:s text:c="4"/>"VillageName" : "Pathanapuram",</text:p>
      <text:p text:style-name="P2"><text:s text:c="4"/>"CampInCharge" : "Sreekuttan",</text:p>
      <text:p text:style-name="P2"><text:s text:c="4"/>"TotalInmates" : 103</text:p>
      <text:p text:style-name="P2">}</text:p>
      <text:p text:style-name="P2"/>
      <text:p text:style-name="P2">/* 7 */</text:p>
      <text:p text:style-name="P2">{</text:p>
      <text:p text:style-name="P2"><text:s text:c="4"/>"_id" : ObjectId("5bf7cd33e18c2aa77980255e"),</text:p>
      <text:p text:style-name="P2"><text:s text:c="4"/>"NameOfDistrict" : "Thrissur",</text:p>
      <text:p text:style-name="P2"><text:s text:c="4"/>"CampName" : "Vidhyartha Dayani",</text:p>
      <text:p text:style-name="P2"><text:s text:c="4"/>"VillageName" : "Methala",</text:p>
      <text:p text:style-name="P2"><text:s text:c="4"/>"CampInCharge" : "john",</text:p>
      <text:p text:style-name="P2"><text:s text:c="4"/>"TotalInmates" : 1550</text:p>
      <text:p text:style-name="P2">}</text:p>
      <text:p text:style-name="P2"/>
      <text:p text:style-name="P2">/* 8 */</text:p>
      <text:p text:style-name="P2">{</text:p>
      <text:p text:style-name="P2"><text:s text:c="4"/>"_id" : ObjectId("5bf7ce06e18c2aa77980256c"),</text:p>
      <text:p text:style-name="P2"><text:s text:c="4"/>"NameOfDistrict" : "Wayanad",</text:p>
      <text:p text:style-name="P2"><text:s text:c="4"/>"CampName" : "GMUPS Anjukunnu",</text:p>
      <text:p text:style-name="P2"><text:s text:c="4"/>"VillageName" : "Anjukunnu",</text:p>
      <text:p text:style-name="P2"><text:s text:c="4"/>"CampInCharge" : "Babu",</text:p>
      <text:p text:style-name="P2"><text:s text:c="4"/>"TotalInmates" : 325</text:p>
      <text:p text:style-name="P2">}</text:p>
      <text:p text:style-name="P2"/>
      <text:p text:style-name="P2">/* 9 */</text:p>
      <text:p text:style-name="P2">{</text:p>
      <text:p text:style-name="P2"><text:s text:c="4"/>"_id" : ObjectId("5bf7ce06e18c2aa77980256e"),</text:p>
      <text:p text:style-name="P2"><text:s text:c="4"/>"NameOfDistrict" : "Wayanad",</text:p>
      <text:p text:style-name="P2"><text:s text:c="4"/>"CampName" : "Koolivayal",</text:p>
      <text:p text:style-name="P2"><text:s text:c="4"/>"VillageName" : "Cherukattoor",</text:p>
      <text:p text:style-name="P2"><text:s text:c="4"/>"CampInCharge" : "Geetha",</text:p>
      <text:p text:style-name="P2"><text:s text:c="4"/>"TotalInmates" : 50</text:p>
      <text:p text:style-name="P2">}</text:p>
      <text:p text:style-name="P2"/>
      <text:p text:style-name="P2">/* 10 */</text:p>
      <text:p text:style-name="P2">{</text:p>
      <text:p text:style-name="P2"><text:s text:c="4"/>"_id" : ObjectId("5bf7ce06e18c2aa779802570"),</text:p>
      <text:p text:style-name="P2"><text:s text:c="4"/>"NameOfDistrict" : "Wayanad",</text:p>
      <text:p text:style-name="P2"><text:soft-page-break/><text:s text:c="4"/>"CampName" : "St.Patricks",</text:p>
      <text:p text:style-name="P2"><text:s text:c="4"/>"VillageName" : "Edavaka",</text:p>
      <text:p text:style-name="P2"><text:s text:c="4"/>"CampInCharge" : "Akshay",</text:p>
      <text:p text:style-name="P2"><text:s text:c="4"/>"TotalInmates" : 807</text:p>
      <text:p text:style-name="P2">}</text:p>
      <text:p text:style-name="P2"/>
      <text:p text:style-name="P2">/* 11 */</text:p>
      <text:p text:style-name="P2">{</text:p>
      <text:p text:style-name="P2"><text:s text:c="4"/>"_id" : ObjectId("5bf7ce06e18c2aa779802572"),</text:p>
      <text:p text:style-name="P2"><text:s text:c="4"/>"NameOfDistrict" : "Wayanad",</text:p>
      <text:p text:style-name="P2"><text:s text:c="4"/>"CampName" : "Marthoma HS Palery",</text:p>
      <text:p text:style-name="P2"><text:s text:c="4"/>"VillageName" : "Kanjirangad",</text:p>
      <text:p text:style-name="P2"><text:s text:c="4"/>"CampInCharge" : "Krishna",</text:p>
      <text:p text:style-name="P2"><text:s text:c="4"/>"TotalInmates" : 338</text:p>
      <text:p text:style-name="P2">}</text:p>
      <text:p text:style-name="P2"/>
      <text:p text:style-name="P2">/* 12 */</text:p>
      <text:p text:style-name="P2">{</text:p>
      <text:p text:style-name="P2"><text:s text:c="4"/>"_id" : ObjectId("5bf7ce06e18c2aa779802574"),</text:p>
      <text:p text:style-name="P2"><text:s text:c="4"/>"NameOfDistrict" : "Wayanad",</text:p>
      <text:p text:style-name="P2"><text:s text:c="4"/>"CampName" : "GKM School",</text:p>
      <text:p text:style-name="P2"><text:s text:c="4"/>"VillageName" : "Mananthavady",</text:p>
      <text:p text:style-name="P2"><text:s text:c="4"/>"CampInCharge" : "Lijin",</text:p>
      <text:p text:style-name="P2"><text:s text:c="4"/>"TotalInmates" : 330</text:p>
      <text:p text:style-name="P2">}</text:p>
      <text:p text:style-name="P2"/>
      <text:p text:style-name="P2">/* 13 */</text:p>
      <text:p text:style-name="P2">{</text:p>
      <text:p text:style-name="P2"><text:s text:c="4"/>"_id" : ObjectId("5bf7ce06e18c2aa779802576"),</text:p>
      <text:p text:style-name="P2"><text:s text:c="4"/>"NameOfDistrict" : "Kozhikode",</text:p>
      <text:p text:style-name="P2"><text:s text:c="4"/>"CampName" : "Chalapuram LPS",</text:p>
      <text:p text:style-name="P2"><text:s text:c="4"/>"VillageName" : "Velom",</text:p>
      <text:p text:style-name="P2"><text:s text:c="4"/>"CampInCharge" : "Sasidharan",</text:p>
      <text:p text:style-name="P2"><text:s text:c="4"/>"TotalInmates" : 480</text:p>
      <text:p text:style-name="P2">}</text:p>
      <text:p text:style-name="P2"/>
      <text:p text:style-name="P2">/* 14 */</text:p>
      <text:p text:style-name="P2">{</text:p>
      <text:p text:style-name="P2"><text:s text:c="4"/>"_id" : ObjectId("5bf7ce06e18c2aa779802578"),</text:p>
      <text:p text:style-name="P2"><text:s text:c="4"/>"NameOfDistrict" : "Kozhikode",</text:p>
      <text:p text:style-name="P2"><text:s text:c="4"/>"CampName" : "GHS PUTHUPPADY",</text:p>
      <text:p text:style-name="P2"><text:s text:c="4"/>"VillageName" : "Puthuppady",</text:p>
      <text:p text:style-name="P2"><text:s text:c="4"/>"CampInCharge" : "Salim",</text:p>
      <text:p text:style-name="P2"><text:s text:c="4"/>"TotalInmates" : 838</text:p>
      <text:p text:style-name="P2">}</text:p>
      <text:p text:style-name="P2"/>
      <text:p text:style-name="P2">/* 15 */</text:p>
      <text:p text:style-name="P2">{</text:p>
      <text:p text:style-name="P2"><text:s text:c="4"/>"_id" : ObjectId("5bf7ce06e18c2aa77980257a"),</text:p>
      <text:p text:style-name="P2"><text:soft-page-break/><text:s text:c="4"/>"NameOfDistrict" : "Kozhikode",</text:p>
      <text:p text:style-name="P2"><text:s text:c="4"/>"CampName" : "GUPS KINALUR",</text:p>
      <text:p text:style-name="P2"><text:s text:c="4"/>"VillageName" : "Kinalur",</text:p>
      <text:p text:style-name="P2"><text:s text:c="4"/>"CampInCharge" : "Suresh",</text:p>
      <text:p text:style-name="P2"><text:s text:c="4"/>"TotalInmates" : 253</text:p>
      <text:p text:style-name="P2">}</text:p>
      <text:p text:style-name="P2"/>
      <text:p text:style-name="P2">/* 16 */</text:p>
      <text:p text:style-name="P2">{</text:p>
      <text:p text:style-name="P2"><text:s text:c="4"/>"_id" : ObjectId("5bf7ce06e18c2aa77980257c"),</text:p>
      <text:p text:style-name="P2"><text:s text:c="4"/>"NameOfDistrict" : "Kozhikode",</text:p>
      <text:p text:style-name="P2"><text:s text:c="4"/>"CampName" : "Poovambai HS",</text:p>
      <text:p text:style-name="P2"><text:s text:c="4"/>"VillageName" : "Kinalur",</text:p>
      <text:p text:style-name="P2"><text:s text:c="4"/>"CampInCharge" : "Suresh",</text:p>
      <text:p text:style-name="P2"><text:s text:c="4"/>"TotalInmates" : 118</text:p>
      <text:p text:style-name="P2">}</text:p>
      <text:p text:style-name="P2"/>
      <text:p text:style-name="P2">/* 17 */</text:p>
      <text:p text:style-name="P2">{</text:p>
      <text:p text:style-name="P2"><text:s text:c="4"/>"_id" : ObjectId("5bf7ce06e18c2aa77980257e"),</text:p>
      <text:p text:style-name="P2"><text:s text:c="4"/>"NameOfDistrict" : "Kozhikode",</text:p>
      <text:p text:style-name="P2"><text:s text:c="4"/>"CampName" : "Mundakkara AUPS",</text:p>
      <text:p text:style-name="P2"><text:s text:c="4"/>"VillageName" : "Kinalur",</text:p>
      <text:p text:style-name="P2"><text:s text:c="4"/>"CampInCharge" : "Suresh",</text:p>
      <text:p text:style-name="P2"><text:s text:c="4"/>"TotalInmates" : 97</text:p>
      <text:p text:style-name="P2">}</text:p>
      <text:p text:style-name="P2"/>
      <text:p text:style-name="P2">/* 18 */</text:p>
      <text:p text:style-name="P2">{</text:p>
      <text:p text:style-name="P2"><text:s text:c="4"/>"_id" : ObjectId("5bf7ce06e18c2aa779802580"),</text:p>
      <text:p text:style-name="P2"><text:s text:c="4"/>"NameOfDistrict" : "Idukki",</text:p>
      <text:p text:style-name="P2"><text:s text:c="4"/>"CampName" : "St TP School Erattyar",</text:p>
      <text:p text:style-name="P2"><text:s text:c="4"/>"VillageName" : "Erattaar",</text:p>
      <text:p text:style-name="P2"><text:s text:c="4"/>"CampInCharge" : "Antony",</text:p>
      <text:p text:style-name="P2"><text:s text:c="4"/>"TotalInmates" : 330</text:p>
      <text:p text:style-name="P2">}</text:p>
      <text:p text:style-name="P2"/>
      <text:p text:style-name="P2">/* 19 */</text:p>
      <text:p text:style-name="P2">{</text:p>
      <text:p text:style-name="P2"><text:s text:c="4"/>"_id" : ObjectId("5bf7ce06e18c2aa779802582"),</text:p>
      <text:p text:style-name="P2"><text:s text:c="4"/>"NameOfDistrict" : "Idukki",</text:p>
      <text:p text:style-name="P2"><text:s text:c="4"/>"CampName" : "ST Benedicts School",</text:p>
      <text:p text:style-name="P2"><text:s text:c="4"/>"VillageName" : "Udumbanchola",</text:p>
      <text:p text:style-name="P2"><text:s text:c="4"/>"CampInCharge" : "John Prince",</text:p>
      <text:p text:style-name="P2"><text:s text:c="4"/>"TotalInmates" : 117</text:p>
      <text:p text:style-name="P2">}</text:p>
      <text:p text:style-name="P2"/>
      <text:p text:style-name="P2">/* 20 */</text:p>
      <text:p text:style-name="P2">{</text:p>
      <text:p text:style-name="P2"><text:soft-page-break/><text:s text:c="4"/>"_id" : ObjectId("5bf7ce06e18c2aa779802584"),</text:p>
      <text:p text:style-name="P2"><text:s text:c="4"/>"NameOfDistrict" : "Idukki",</text:p>
      <text:p text:style-name="P2"><text:s text:c="4"/>"CampName" : "Thigalkkadu",</text:p>
      <text:p text:style-name="P2"><text:s text:c="4"/>"VillageName" : "Udumbanchola",</text:p>
      <text:p text:style-name="P2"><text:s text:c="4"/>"CampInCharge" : "John Prince",</text:p>
      <text:p text:style-name="P2"><text:s text:c="4"/>"TotalInmates" : 85</text:p>
      <text:p text:style-name="P2">}</text:p>
      <text:p text:style-name="P2"/>
      <text:p text:style-name="P2">/* 21 */</text:p>
      <text:p text:style-name="P2">{</text:p>
      <text:p text:style-name="P2"><text:s text:c="4"/>"_id" : ObjectId("5bf7ce06e18c2aa779802586"),</text:p>
      <text:p text:style-name="P2"><text:s text:c="4"/>"NameOfDistrict" : "Idukki",</text:p>
      <text:p text:style-name="P2"><text:s text:c="4"/>"CampName" : "Community Hall",</text:p>
      <text:p text:style-name="P2"><text:s text:c="4"/>"VillageName" : "Kalkoonthal",</text:p>
      <text:p text:style-name="P2"><text:s text:c="4"/>"CampInCharge" : "Sini",</text:p>
      <text:p text:style-name="P2"><text:s text:c="4"/>"TotalInmates" : 117</text:p>
      <text:p text:style-name="P2">}</text:p>
      <text:p text:style-name="P2"/>
      <text:p text:style-name="P2">/* 22 */</text:p>
      <text:p text:style-name="P2">{</text:p>
      <text:p text:style-name="P2"><text:s text:c="4"/>"_id" : ObjectId("5bf7ce06e18c2aa779802588"),</text:p>
      <text:p text:style-name="P2"><text:s text:c="4"/>"NameOfDistrict" : "Idukki",</text:p>
      <text:p text:style-name="P2"><text:s text:c="4"/>"CampName" : "Pottankadu",</text:p>
      <text:p text:style-name="P2"><text:s text:c="4"/>"VillageName" : "Bison Vally",</text:p>
      <text:p text:style-name="P2"><text:s text:c="4"/>"CampInCharge" : "Jolly",</text:p>
      <text:p text:style-name="P2"><text:s text:c="4"/>"TotalInmates" : 85</text:p>
      <text:p text:style-name="P2">}</text:p>
      <text:p text:style-name="P2"/>
      <text:p text:style-name="P2">/* 23 */</text:p>
      <text:p text:style-name="P2">{</text:p>
      <text:p text:style-name="P2"><text:s text:c="4"/>"_id" : ObjectId("5bf7ce06e18c2aa77980258a"),</text:p>
      <text:p text:style-name="P2"><text:s text:c="4"/>"NameOfDistrict" : "Idukki",</text:p>
      <text:p text:style-name="P2"><text:s text:c="4"/>"CampName" : "SNDP Auditorium",</text:p>
      <text:p text:style-name="P2"><text:s text:c="4"/>"VillageName" : "Parathodu",</text:p>
      <text:p text:style-name="P2"><text:s text:c="4"/>"CampInCharge" : "Ambilymol",</text:p>
      <text:p text:style-name="P2"><text:s text:c="4"/>"TotalInmates" : 84</text:p>
      <text:p text:style-name="P2">}</text:p>
      <text:p text:style-name="P2"/>
      <text:p text:style-name="P2"/>
      <text:p text:style-name="P2"/>
      <text:p text:style-name="P1"><text:span text:style-name="T1">3.</text:span>Query the documents using find(), findOne(), findOne().pretty() and observe the differences</text:p>
      <text:p text:style-name="P1"><text:s text:c="9"/>*. <text:span text:style-name="T1">find()</text:span></text:p>
      <text:p text:style-name="P1"><text:s text:c="12"/><text:span text:style-name="T1">db.getCollection('kerala').find({NameOfDistrict:"Thrissur"});</text:span></text:p>
      <text:p text:style-name="P1"/>
      <text:p text:style-name="P1"><text:s text:c="11"/><text:span text:style-name="T1">/* 1 */</text:span></text:p>
      <text:p text:style-name="P2">{</text:p>
      <text:p text:style-name="P2"><text:s text:c="4"/>"_id" : ObjectId("5bf7c501d4ecfdcc8de9686e"),</text:p>
      <text:p text:style-name="P2"><text:s text:c="4"/>"NameOfDistrict" : "Thrissur",</text:p>
      <text:p text:style-name="P2"><text:s text:c="4"/>"CampName" : "UPSAzhikode",</text:p>
      <text:p text:style-name="P2"><text:soft-page-break/><text:s text:c="4"/>"VillageName" : "Azeekode",</text:p>
      <text:p text:style-name="P2"><text:s text:c="4"/>"CampInCharge" : "Kishore",</text:p>
      <text:p text:style-name="P2"><text:s text:c="4"/>"TotalInmates" : 110.0</text:p>
      <text:p text:style-name="P2">}</text:p>
      <text:p text:style-name="P2"/>
      <text:p text:style-name="P2">/* 2 */</text:p>
      <text:p text:style-name="P2">{</text:p>
      <text:p text:style-name="P2"><text:s text:c="4"/>"_id" : ObjectId("5bf7cbd6e18c2aa779802538"),</text:p>
      <text:p text:style-name="P2"><text:s text:c="4"/>"NameOfDistrict" : "Thrissur",</text:p>
      <text:p text:style-name="P2"><text:s text:c="4"/>"CampName" : "Labour School",</text:p>
      <text:p text:style-name="P2"><text:s text:c="4"/>"VillageName" : "pullut",</text:p>
      <text:p text:style-name="P2"><text:s text:c="4"/>"CampInCharge" : "sym",</text:p>
      <text:p text:style-name="P2"><text:s text:c="4"/>"TotalInmates" : 367</text:p>
      <text:p text:style-name="P2">}</text:p>
      <text:p text:style-name="P2"/>
      <text:p text:style-name="P2">/* 3 */</text:p>
      <text:p text:style-name="P2">{</text:p>
      <text:p text:style-name="P2"><text:s text:c="4"/>"_id" : ObjectId("5bf7cd33e18c2aa779802556"),</text:p>
      <text:p text:style-name="P2"><text:s text:c="4"/>"NameOfDistrict" : "Thrissur",</text:p>
      <text:p text:style-name="P2"><text:s text:c="4"/>"CampName" : "Vidhyartha Dayani",</text:p>
      <text:p text:style-name="P2"><text:s text:c="4"/>"VillageName" : "Methala",</text:p>
      <text:p text:style-name="P2"><text:s text:c="4"/>"CampInCharge" : "john",</text:p>
      <text:p text:style-name="P2"><text:s text:c="4"/>"TotalInmates" : 1550</text:p>
      <text:p text:style-name="P2">}</text:p>
      <text:p text:style-name="P2"/>
      <text:p text:style-name="P2">/* 4 */</text:p>
      <text:p text:style-name="P2">{</text:p>
      <text:p text:style-name="P2"><text:s text:c="4"/>"_id" : ObjectId("5bf7cd33e18c2aa779802558"),</text:p>
      <text:p text:style-name="P2"><text:s text:c="4"/>"NameOfDistrict" : "Thrissur",</text:p>
      <text:p text:style-name="P2"><text:s text:c="4"/>"CampName" : "AmbookkanLPS",</text:p>
      <text:p text:style-name="P2"><text:s text:c="4"/>"VillageName" : "poyya",</text:p>
      <text:p text:style-name="P2"><text:s text:c="4"/>"CampInCharge" : "john",</text:p>
      <text:p text:style-name="P2"><text:s text:c="4"/>"TotalInmates" : 244</text:p>
      <text:p text:style-name="P2">}</text:p>
      <text:p text:style-name="P2"/>
      <text:p text:style-name="P2">/* 5 */</text:p>
      <text:p text:style-name="P2">{</text:p>
      <text:p text:style-name="P2"><text:s text:c="4"/>"_id" : ObjectId("5bf7cd33e18c2aa77980255e"),</text:p>
      <text:p text:style-name="P2"><text:s text:c="4"/>"NameOfDistrict" : "Thrissur",</text:p>
      <text:p text:style-name="P2"><text:s text:c="4"/>"CampName" : "Vidhyartha Dayani",</text:p>
      <text:p text:style-name="P2"><text:s text:c="4"/>"VillageName" : "Methala",</text:p>
      <text:p text:style-name="P2"><text:s text:c="4"/>"CampInCharge" : "john",</text:p>
      <text:p text:style-name="P2"><text:s text:c="4"/>"TotalInmates" : 1550</text:p>
      <text:p text:style-name="P2">}</text:p>
      <text:p text:style-name="P2"/>
      <text:p text:style-name="P2">*. <text:span text:style-name="T2">findOne()</text:span></text:p>
      <text:p text:style-name="P2"><text:s text:c="11"/></text:p>
      <text:p text:style-name="P3"><text:s text:c="17"/><text:span text:style-name="T2">db.getCollection('kerala').findOne({VillageName:"poyya"});</text:span></text:p>
      <text:p text:style-name="P3"/>
      <text:p text:style-name="P3"><text:soft-page-break/><text:s text:c="2"/><text:span text:style-name="T2">{</text:span></text:p>
      <text:p text:style-name="P4"><text:s text:c="4"/>"_id" : ObjectId("5bf7cd33e18c2aa779802558"),</text:p>
      <text:p text:style-name="P4"><text:s text:c="4"/>"NameOfDistrict" : "Thrissur",</text:p>
      <text:p text:style-name="P4"><text:s text:c="4"/>"CampName" : "AmbookkanLPS",</text:p>
      <text:p text:style-name="P4"><text:s text:c="4"/>"VillageName" : "poyya",</text:p>
      <text:p text:style-name="P4"><text:s text:c="4"/>"CampInCharge" : "john",</text:p>
      <text:p text:style-name="P4"><text:s text:c="4"/>"TotalInmates" : 244</text:p>
      <text:p text:style-name="P4">}</text:p>
      <text:p text:style-name="P4"/>
      <text:p text:style-name="P5"><text:span text:style-name="T2">*.</text:span>findOne().pretty() </text:p>
      <text:p text:style-name="P5"><text:s/></text:p>
      <text:p text:style-name="P5"><text:span text:style-name="T3">4</text:span>. <text:s text:c="2"/>Find a document by its id</text:p>
      <text:p text:style-name="P5"/>
      <text:p text:style-name="P5"><text:s text:c="2"/><text:span text:style-name="T2">db.getCollection('kerala').find({"_id":ObjectId("5bf7c501d4ecfdcc8de9686e")});</text:span></text:p>
      <text:p text:style-name="P5"/>
      <text:p text:style-name="P5"><text:span text:style-name="T3">5. <text:s text:c="2"/></text:span>Find a camp using Camp Name</text:p>
      <text:p text:style-name="P5"/>
      <text:p text:style-name="P6"><text:s text:c="4"/><text:span text:style-name="T3">db.getCollection('kerala').find({"CampName":"Labour School"});</text:span></text:p>
      <text:p text:style-name="P6"/>
      <text:p text:style-name="P6"><text:s/><text:span text:style-name="T3">{</text:span></text:p>
      <text:p text:style-name="P7"><text:s text:c="4"/>"_id" : ObjectId("5bf7cbd6e18c2aa779802538"),</text:p>
      <text:p text:style-name="P7"><text:s text:c="4"/>"NameOfDistrict" : "Thrissur",</text:p>
      <text:p text:style-name="P7"><text:s text:c="4"/>"CampName" : "Labour School",</text:p>
      <text:p text:style-name="P7"><text:s text:c="4"/>"VillageName" : "pullut",</text:p>
      <text:p text:style-name="P7"><text:s text:c="4"/>"CampInCharge" : "sym",</text:p>
      <text:p text:style-name="P7"><text:s text:c="4"/>"TotalInmates" : 367</text:p>
      <text:p text:style-name="P7">}</text:p>
      <text:p text:style-name="P6"/>
      <text:p text:style-name="P6"><text:span text:style-name="T3">6. <text:s text:c="2"/></text:span>Find all the camps in Kollam district</text:p>
      <text:p text:style-name="P9"><text:s text:c="12"/><text:span text:style-name="T4"><text:s/>db.Kerala.find({"NameOfDistrict" : "Kollam"});</text:span></text:p>
      <text:p text:style-name="P9"><text:span text:style-name="T4"/></text:p>
      <text:p text:style-name="P6"><text:span text:style-name="T3">7. <text:s text:c="2"/></text:span>Find all the camps with Total Inmates more than 100</text:p>
      <text:p text:style-name="P9"><text:s text:c="10"/><text:span text:style-name="T4">db.</text:span><text:span text:style-name="T5">k</text:span><text:span text:style-name="T4">erala.find({"TotalInmates":{$gt:100}}).pretty();</text:span></text:p>
      <text:p text:style-name="P9"><text:span text:style-name="T4"/></text:p>
      <text:p text:style-name="P6"><text:span text:style-name="T3">8.</text:span>Find all the camps in Idukki with Total Inmates more than 100 <text:s/></text:p>
      <text:p text:style-name="P9"><text:s text:c="11"/><text:span text:style-name="T4">db.Kerala.find({$and:[{"NameOfDistrict" : "Idukki"},{"TotalInmates":{$gt:100}}]}).pretty();</text:span></text:p>
      <text:p text:style-name="P9"><text:span text:style-name="T4"/></text:p>
      <text:p text:style-name="P6"><text:span text:style-name="T3">9.</text:span>Find all the camps which is either in Trissur or having more than 100 Total Inmates</text:p>
      <text:p text:style-name="P9"><text:s text:c="9"/><text:span text:style-name="T4"><text:s/>db.Kerala.find({$or:[{"NameOfDistrict" : "Thrissur"},{"TotalInmates":{$gt:100}}]}).pretty();</text:span></text:p>
      <text:p text:style-name="P9"><text:span text:style-name="T4"/></text:p>
      <text:p text:style-name="P9"><text:span text:style-name="T6">10.</text:span>• Update the Total Inmates count of Aryankavu Village to 37 </text:p>
      <text:p text:style-name="P9"><text:s text:c="2"/><text:span text:style-name="T4">db.Kerala.update({"VillageName" : "Aryankavu"},{$set:{"TotalInmates" : 37}});</text:span></text:p>
      <text:p text:style-name="P9"><text:span text:style-name="T4"/></text:p>
      <text:p text:style-name="P9"><text:span text:style-name="T6">11.</text:span>Delete ALL the document(s) with Camp in Charge name is Suresh •</text:p>
      <text:p text:style-name="P9"><text:s text:c="7"/><text:span text:style-name="T4">db.Kerala.remove({"CampInCharge" : "Suresh"});</text:span></text:p>
      <text:p text:style-name="P9"><text:span text:style-name="T4"/></text:p>
      <text:p text:style-name="P9"><text:s/><text:span text:style-name="T6">12.</text:span>Delete ONLY ONE document with Camp in Charge is Manilal </text:p>
      <text:p text:style-name="P9"><text:soft-page-break/><text:s text:c="12"/><text:span text:style-name="T4">db.Kerala.remove({"CampInCharge" : "Manilal"},1);</text:span></text:p>
      <text:p text:style-name="P9"/>
      <text:p text:style-name="P9"><text:span text:style-name="T6">13.</text:span>Find and project ONLY the Camp Name of the camps where Sreekuttan is the Camp in Charge </text:p>
      <text:p text:style-name="P9"><text:s text:c="21"/><text:span text:style-name="T4">db.Kerala.find({"CampInCharge" : "Sreekuttan"}).forEach(function(doc){print("Camp Name:"+doc.CampName)});</text:span></text:p>
      <text:p text:style-name="P9"><text:span text:style-name="T6">14.</text:span>Query ONLY the first 10 documents of CampKerala </text:p>
      <text:p text:style-name="P9"><text:s text:c="12"/><text:span text:style-name="T4">db.Kerala.find().limit(9);</text:span></text:p>
      <text:p text:style-name="P9"/>
      <text:p text:style-name="P9"><text:span text:style-name="T6">15.</text:span>Query the documents in CampKerala by sorting the Camp Name in ascending order </text:p>
      <text:p text:style-name="P9"><text:s text:c="8"/><text:span text:style-name="T4">db.Kerala.find().sort({"CampName":1}).pretty();</text:span></text:p>
      <text:p text:style-name="P9"><text:span text:style-name="T4"/></text:p>
      <text:p text:style-name="P9"><text:span text:style-name="T6">16.</text:span>Query the first 10 documents of CampKerala [Hint: Use limit()..] </text:p>
      <text:p text:style-name="P9"><text:s text:c="10"/><text:span text:style-name="T4">db.Kerala.find().limit(9);</text:span></text:p>
      <text:p text:style-name="P9"><text:span text:style-name="T4"/></text:p>
      <text:p text:style-name="P9"><text:span text:style-name="T6">17.</text:span>Query 10 documents of CampKerala from 6 to 15 [Hint: Use limit() and skip()..] </text:p>
      <text:p text:style-name="P9"><text:s text:c="5"/><text:span text:style-name="T4">db.Kerala.find().limit(10).skip(5).pretty();</text:span></text:p>
      <text:p text:style-name="P9"><text:span text:style-name="T4"/></text:p>
      <text:p text:style-name="P9"><text:span text:style-name="T6">18.</text:span>Sort the above 10 documents (6 to 15) in ascending order of Camp Name</text:p>
      <text:p text:style-name="P9"><text:s text:c="15"/><text:span text:style-name="T4">db.Kerala.find().limit(10).skip(5).sort({CampName :1})pretty();</text:span></text:p>
      <text:p text:style-name="P6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5:28:30.091791428</meta:creation-date>
    <dc:date>2018-11-26T09:23:40.615895764</dc:date>
    <meta:editing-duration>PT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8" meta:paragraph-count="311" meta:word-count="945" meta:character-count="8767" meta:non-whitespace-character-count="7156"/>
  </office:meta>
</office:document-meta>
</file>